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ocumentation des diagrammes de classes</text:p>
      <text:h text:style-name="Heading_20_1" text:outline-level="1">Arbre et Instructions</text:h>
      <text:p text:style-name="Text_20_body">Un programme est composé d'instructions et d'expressions.</text:p>
      <text:p text:style-name="Text_20_body">Une expression est soit un calcul pouvant contenir des variables soit une expression logique soit une variable seule ou une valeur. Une expression possède toujours une valeur (dynamique ou statique). Elle est utilisée comme rvalue. Elle peut être composé à partir d'autres expressions, on utilise donc le pattern Composite.</text:p>
      <text:p text:style-name="Text_20_body">Exemples d'expressions :</text:p>
      <text:p text:style-name="Code">5+7-8<text:tab/><text:tab/><text:tab/>a*7<text:tab/><text:tab/><text:tab/>a=5<text:tab/><text:tab/><text:tab/>5&lt;a<text:tab/><text:tab/>a</text:p>
      <text:p text:style-name="Text_20_body"/>
      <text:p text:style-name="Text_20_body">Une instruction peut être composée d'expressions mais aussi d'autres instructions, par conséquent nous appliquons le design pattern Composite sur les instructions.</text:p>
      <text:p text:style-name="Text_20_body">Exemples d'instructions :</text:p>
      <text:p text:style-name="Code">int i;</text:p>
      <text:p text:style-name="Code">while(a == 1) { a = 0; }</text:p>
      <text:p text:style-name="Code">MotorFwd(5);</text:p>
      <text:p text:style-name="Code"/>
      <text:h text:style-name="Heading_20_2" text:outline-level="2">Affectation</text:h>
      <text:p text:style-name="Text_20_body">L'affectation est à la fois une instruction et une expression (elle peut être utilisé à l'intérieure d'une expression : cf exemple). Nous avons décidé d'implémenter l'affectation comme une expression pouvant être une instruction. Un booléen en attribut nous permet de savoir si elle est utilisée comme expression ou comme instruction (et ainsi éviter des appels à l'opérateur instanceof en Java).</text:p>
      <text:p text:style-name="Text_20_body">Exemples d'utilisation de l'affectation :</text:p>
      <text:p text:style-name="Code">a = 5;<text:tab/><text:tab/>a = (b = c);<text:tab/><text:tab/>while((b = c+1) &lt; 6){}</text:p>
      <text:p text:style-name="Code"/>
      <text:h text:style-name="Heading_20_2" text:outline-level="2">InstructionDeclarationAffectation</text:h>
      <text:p text:style-name="Text_20_body">L'initialisation d'une variable en même temps que sa déclaration consiste à effectuer une déclaration et une affectation. Au niveau analyse nous avons un héritage multiple sur InstructionDeclaration et Affectation. À l'implémentation nous avons d'abord pensé à utiliser la composition pour simuler l'héritage multiple mais nous avons finalement fait un héritage simple sur InstructionDeclaration afin d'effectuer une simple spécification de la déclaration pour permettre l'initialisation au même moment, cette solution simplifie le code.</text:p>
      <text:p text:style-name="Text_20_body"/>
      <text:h text:style-name="Heading_20_2" text:outline-level="2">InstructionStructure</text:h>
      <text:p text:style-name="Text_20_body">Cette classe correspond à la classe composée du pattern Composite. </text:p>
      <text:p text:style-name="Text_20_body">Exemples d'instructions-structures :</text:p>
      <text:p text:style-name="Code">while(...) {...}<text:tab/><text:tab/>if(...){...}</text:p>
      <text:p text:style-name="Text_20_body"/>
      <text:h text:style-name="Heading_20_2" text:outline-level="2">InstructionConditionnelle</text:h>
      <text:p text:style-name="Text_20_body">Partant du constat que beaucoup <text:s/>d'instructions-structures nécessitent une condition, nous avons définit la classe abstraite InstructionConditionnelle héritant de InstructionStructure qui fournit le <text:soft-page-break/>code de lier à la condition des instructions tel que if.</text:p>
      <text:h text:style-name="Heading_20_2" text:outline-level="2">InstructionIfElse</text:h>
      <text:p text:style-name="Text_20_body">Un « if-else » étant composé d'un if suivit d'un else il semble naturel de conserver cette composition dans notre conception afin de factoriser le code.</text:p>
      <text:p text:style-name="Text_20_body"/>
      <text:h text:style-name="Heading_20_1" text:outline-level="1">Traduction</text:h>
      <text:p text:style-name="Text_20_body">La traduction consiste à parcourir l'arbre des instructions du programme en langage iconique pour générer le code source correspondant. On doit pouvoir traduire notre programme dans différents langages (NXC et RobotC). Ces contraintes sont gérée par l'implémentation du design pattern Visiteur, ainsi la traduction est effectuée par un visiteur qui connaît le langage cible.</text:p>
      <text:p text:style-name="Text_20_body"/>
      <text:h text:style-name="Heading_20_1" text:outline-level="1">Widgets</text:h>
      <text:h text:style-name="Heading_20_2" text:outline-level="2">Widget</text:h>
      <text:p text:style-name="Text_20_body">Ce conteneur graphique dragable est un objet encapsulant la représentation d'un widget. Pour chaque instruction différentes nous modifions le contenu de ce containeur (cf WidgetModele).</text:p>
      <text:p text:style-name="Text_20_body">Cette classe implémente <text:s/>le pattern Composite afin de pouvoir imbriquer les widgets.</text:p>
      <text:p text:style-name="Text_20_body"/>
      <text:h text:style-name="Heading_20_2" text:outline-level="2">ModeleWidget</text:h>
      <text:p text:style-name="Text_20_body">Cette classe abstraite représente le dessin du widget qui est encapsulé dans la classe Widget. Il existe un modèle par instruction qui héritent tous de cette cl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Liberation Sans" fo:font-size="22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Text_20_body" style:default-outline-level="1" style:class="text">
      <style:text-properties fo:font-size="1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ode" style:family="paragraph" style:default-outline-level="" style:list-style-name="" style:class="text" style:master-page-name="">
      <style:paragraph-properties fo:margin-left="0.4cm" fo:margin-right="0.4cm" fo:text-indent="0cm" style:auto-text-indent="false" style:page-number="auto"/>
      <style:text-properties style:font-name="Courier 10 Pitch"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Adrien DUROY<text:tab/><text:date style:data-style-name="N37" text:date-value="2012-03-21T15:13:30.99">21/03/12</text:date><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en Duroy</meta:initial-creator>
    <meta:creation-date>2012-03-19T08:42:14</meta:creation-date>
    <dc:date>2012-03-21T15:13:31</dc:date>
    <dc:creator>Adrien Duroy</dc:creator>
    <meta:editing-duration>PT3H8M53S</meta:editing-duration>
    <meta:editing-cycles>25</meta:editing-cycles>
    <meta:generator>LibreOffice/3.3$Unix LibreOffice_project/330m19$Build-202</meta:generator>
    <meta:document-statistic meta:table-count="0" meta:image-count="0" meta:object-count="0" meta:page-count="2" meta:paragraph-count="34" meta:word-count="463" meta:character-count="3252"/>
  </office:meta>
</office:document-meta>
</file>